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Heading_20_1"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mpilation instructions</text:h>
      <text:p text:style-name="Text_20_body"><text:span text:style-name="T1"/></text:p>
      <text:p text:style-name="P1">Lapack:</text:p>
      <text:p text:style-name="P1"/>
      <text:p text:style-name="P1">Usare CMAKE per generare makefile (no test) quindi richiamare</text:p>
      <text:p text:style-name="P1"/>
      <text:p text:style-name="P1">$ mingw32-make</text:p>
      <text:p text:style-name="P1"/>
      <text:p text:style-name="P1"/>
      <text:p text:style-name="P1">Boost:</text:p>
      <text:p text:style-name="P1"/>
      <text:p text:style-name="P1">andare prima in tools\build\v2\engine\src</text:p>
      <text:p text:style-name="P1"/>
      <text:p text:style-name="P1">$ build mingw</text:p>
      <text:p text:style-name="P1"/>
      <text:p text:style-name="P1">copiare il bjam.exe appena creato in c:\MinGW\bin e richiamare</text:p>
      <text:p text:style-name="P1"/>
      <text:p text:style-name="Standard"><text:span text:style-name="T1">$ bjam –without-mpi –without-python –layout=tagged --prefix=c:\boost –toolset=gcc threading=multi link=</text:span><text:span text:style-name="Emphasis"><text:span text:style-name="T2">shared</text:span></text:span><text:span text:style-name="T1"> <text:s/>variant=release install</text:span></text:p>
      <text:p text:style-name="P1">(vedi “Jamroot” per i dettagli dei parametri passati. Opzione senza versione: --layout=system)</text:p>
      <text:p text:style-name="P1">poi copiare nelle dovute cartelle</text:p>
      <text:p text:style-name="P1"/>
      <text:p text:style-name="P1"/>
      <text:h text:style-name="Heading_20_1" text:outline-level="1">Available third party code</text:h>
      <text:p text:style-name="Text_20_body"/>
      <text:p text:style-name="Text_20_body">Armadillo-c++, Lapack, Boost-c++, TNT (template), spooles and SuiteSparse (UMFPACK ecc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ent Ntibarikure</meta:initial-creator>
    <meta:creation-date>2011-07-21T00:16:56</meta:creation-date>
    <dc:date>2011-07-30T21:29:44.72</dc:date>
    <dc:creator>Laurent Ntibarikure</dc:creator>
    <meta:editing-duration>PT1H48S</meta:editing-duration>
    <meta:editing-cycles>13</meta:editing-cycles>
    <meta:generator>LibreOffice/3.3$Win32 LibreOffice_project/330m19$Build-301</meta:generator>
    <meta:document-statistic meta:table-count="0" meta:image-count="0" meta:object-count="0" meta:page-count="1" meta:paragraph-count="13" meta:word-count="80" meta:character-count="605"/>
  </office:meta>
</office:document-meta>
</file>